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41c" officeooo:paragraph-rsid="0005c79a"/>
    </style:style>
    <style:style style:name="T1" style:family="text">
      <style:text-properties officeooo:rsid="0005c7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DISTINCT inc.incident_id AS INCIDENT_ID, date_part('year',inc.incident_date), vic.age_num, vic.sex_code AS VICTIM_SEX, oft.crime_against AS CRIME_AGAINST, oft.offense_name AS OFFENSE, oft.offense_category_name AS OFFENSE_CATEGORY, <text:span text:style-name="T1">o</text:span>ff.location_id AS LOCATION_ID, loc.location_name AS LOCATION_NAME, ori.countyname AS COUNTY, ags.population AS POPULATION, ags.population_group_desc AS POPULATION_DESCRIPTION, ags.total_officers AS OFFICERS, ags.total_civilians AS CIVILIANS, count(hosp.id) over (partition by county) <text:span text:style-name="T1">AS HOSP_CNT</text:span>, sum(hosp.beds) over (partition by county) <text:span text:style-name="T1">AS BED_CNT</text:span>, count(<text:span text:style-name="T1">fire</text:span>.id) over (partition by county) <text:span text:style-name="T1">AS FIRE_CNT </text:span>FROM <text:span text:style-name="T1">n</text:span>ibrs_victim as vic JOIN nibrs_offense as off ON off.incident_id = vic.incident_id <text:span text:style-name="T1">J</text:span>OIN nibrs_offense_type as oft ON oft.offense_type_id = off.offense_type_id <text:span text:style-name="T1">J</text:span>OIN nibrs_location_type as loc ON off.location_id = loc.location_id JOIN nibrs_incident as inc ON inc.incident_id = vic.incident_id JOIN cde_agencies as ags ON ags.agency_id = inc.agency_id JOIN ori_to_fips as ori ON ori.ori9 = ags.ori JOIN hospitals as hosp ON hosp.county = ori.countyname JOIN <text:span text:style-name="T1">fire_houses as fire </text:span>ON <text:span text:style-name="T1">fire</text:span>.county = ori.countyname WHERE vic.victim_type_id = 4 AND inc.incident_date BETWEEN '2014-01-01' AND '2016-12-31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8:32:25.932988030</meta:creation-date>
    <dc:date>2018-11-26T17:36:18.211482414</dc:date>
    <meta:editing-duration>PT2H51M5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39" meta:character-count="1246" meta:non-whitespace-character-count="1108"/>
  </office:meta>
</office:document-meta>
</file>